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42458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4.16" calcext:value-type="float">
            <text:p>4.16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77 kWh</text:p>
          </table:table-cell>
          <table:table-cell office:value-type="float" office:value="362.88" calcext:value-type="float">
            <text:p>362.88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7</text:p>
          </table:table-cell>
          <table:table-cell office:value-type="float" office:value="2.09" calcext:value-type="float">
            <text:p>2.09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191.67" calcext:value-type="float">
            <text:p>-191.67</text:p>
          </table:table-cell>
          <table:table-cell office:value-type="string" calcext:value-type="string">
            <text:p>T-0</text:p>
          </table:table-cell>
          <table:table-cell office:value-type="float" office:value="215.59" calcext:value-type="float">
            <text:p>215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 office:value-type="float" office:value="35.32" calcext:value-type="float">
            <text:p>35.32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93 kWh</text:p>
          </table:table-cell>
          <table:table-cell office:value-type="float" office:value="454.89" calcext:value-type="float">
            <text:p>454.89</text:p>
          </table:table-cell>
          <table:table-cell office:value-type="string" calcext:value-type="string">
            <text:p>13-12-2017</text:p>
          </table:table-cell>
          <table:table-cell office:value-type="string" calcext:value-type="string">
            <text:p>13-01-2018</text:p>
          </table:table-cell>
          <table:table-cell office:value-type="float" office:value="2.53" calcext:value-type="float">
            <text:p>2.53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40.26" calcext:value-type="float">
            <text:p>-240.26</text:p>
          </table:table-cell>
          <table:table-cell office:value-type="string" calcext:value-type="string">
            <text:p>T-0</text:p>
          </table:table-cell>
          <table:table-cell office:value-type="float" office:value="290.46" calcext:value-type="float">
            <text:p>290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26.68" calcext:value-type="float">
            <text:p>226.68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03 kWh</text:p>
          </table:table-cell>
          <table:table-cell office:value-type="float" office:value="516.71" calcext:value-type="float">
            <text:p>516.71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3-12-2017</text:p>
          </table:table-cell>
          <table:table-cell office:value-type="float" office:value="3.28" calcext:value-type="float">
            <text:p>3.2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272.92" calcext:value-type="float">
            <text:p>-272.92</text:p>
          </table:table-cell>
          <table:table-cell office:value-type="string" calcext:value-type="string">
            <text:p>T-0</text:p>
          </table:table-cell>
          <table:table-cell office:value-type="float" office:value="557.56" calcext:value-type="float">
            <text:p>557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222.91" calcext:value-type="float">
            <text:p>222.91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06 kWh</text:p>
          </table:table-cell>
          <table:table-cell office:value-type="float" office:value="537.44" calcext:value-type="float">
            <text:p>537.44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37" calcext:value-type="float">
            <text:p>3.37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83.87" calcext:value-type="float">
            <text:p>-283.87</text:p>
          </table:table-cell>
          <table:table-cell office:value-type="string" calcext:value-type="string">
            <text:p>T-0</text:p>
          </table:table-cell>
          <table:table-cell office:value-type="float" office:value="563.31" calcext:value-type="float">
            <text:p>563.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2.82" calcext:value-type="float">
            <text:p>2.82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12 kWh</text:p>
          </table:table-cell>
          <table:table-cell office:value-type="float" office:value="581.03" calcext:value-type="float">
            <text:p>581.03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57" calcext:value-type="float">
            <text:p>3.57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06.89" calcext:value-type="float">
            <text:p>-306.89</text:p>
          </table:table-cell>
          <table:table-cell office:value-type="string" calcext:value-type="string">
            <text:p>T-0</text:p>
          </table:table-cell>
          <table:table-cell office:value-type="float" office:value="363.66" calcext:value-type="float">
            <text:p>363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.94" calcext:value-type="float">
            <text:p>1.94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09 kWh</text:p>
          </table:table-cell>
          <table:table-cell office:value-type="float" office:value="555.84" calcext:value-type="float">
            <text:p>555.84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45" calcext:value-type="float">
            <text:p>3.45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293.58" calcext:value-type="float">
            <text:p>-293.58</text:p>
          </table:table-cell>
          <table:table-cell office:value-type="string" calcext:value-type="string">
            <text:p>T-0</text:p>
          </table:table-cell>
          <table:table-cell office:value-type="float" office:value="350.44" calcext:value-type="float">
            <text:p>350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06 kWh</text:p>
          </table:table-cell>
          <table:table-cell office:value-type="float" office:value="530.98" calcext:value-type="float">
            <text:p>530.98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33" calcext:value-type="float">
            <text:p>3.33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80.45" calcext:value-type="float">
            <text:p>-280.45</text:p>
          </table:table-cell>
          <table:table-cell office:value-type="string" calcext:value-type="string">
            <text:p>T-0</text:p>
          </table:table-cell>
          <table:table-cell office:value-type="float" office:value="336.31" calcext:value-type="float">
            <text:p>336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.74" calcext:value-type="float">
            <text:p>20.74</text:p>
          </table:table-cell>
          <table:table-cell office:value-type="float" office:value="0.36" calcext:value-type="float">
            <text:p>0.36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97 kWh</text:p>
          </table:table-cell>
          <table:table-cell office:value-type="float" office:value="466.57" calcext:value-type="float">
            <text:p>466.57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2.57" calcext:value-type="float">
            <text:p>2.57</text:p>
          </table:table-cell>
          <table:table-cell office:value-type="float" office:value="-4.35" calcext:value-type="float">
            <text:p>-4.35</text:p>
          </table:table-cell>
          <table:table-cell office:value-type="float" office:value="-8.58" calcext:value-type="float">
            <text:p>-8.58</text:p>
          </table:table-cell>
          <table:table-cell office:value-type="float" office:value="-246.43" calcext:value-type="float">
            <text:p>-246.43</text:p>
          </table:table-cell>
          <table:table-cell office:value-type="string" calcext:value-type="string">
            <text:p>T-0</text:p>
          </table:table-cell>
          <table:table-cell office:value-type="float" office:value="260.12" calcext:value-type="float">
            <text:p>260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2.98" calcext:value-type="float">
            <text:p>12.98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21 kWh</text:p>
          </table:table-cell>
          <table:table-cell office:value-type="float" office:value="631.33" calcext:value-type="float">
            <text:p>631.3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8" calcext:value-type="float">
            <text:p>3.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33.1" calcext:value-type="float">
            <text:p>-333.1</text:p>
          </table:table-cell>
          <table:table-cell office:value-type="string" calcext:value-type="string">
            <text:p>T-0</text:p>
          </table:table-cell>
          <table:table-cell office:value-type="float" office:value="396.78" calcext:value-type="float">
            <text:p>396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9.32" calcext:value-type="float">
            <text:p>9.32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14 kWh</text:p>
          </table:table-cell>
          <table:table-cell office:value-type="float" office:value="571.52" calcext:value-type="float">
            <text:p>571.5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52" calcext:value-type="float">
            <text:p>3.52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301.29" calcext:value-type="float">
            <text:p>-301.29</text:p>
          </table:table-cell>
          <table:table-cell office:value-type="string" calcext:value-type="string">
            <text:p>T-0</text:p>
          </table:table-cell>
          <table:table-cell office:value-type="float" office:value="364.52" calcext:value-type="float">
            <text:p>364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7.67" calcext:value-type="float">
            <text:p>7.67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154 kWh</text:p>
          </table:table-cell>
          <table:table-cell office:value-type="float" office:value="858.47" calcext:value-type="float">
            <text:p>858.4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0.2" calcext:value-type="float">
            <text:p>10.2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38.13" calcext:value-type="float">
            <text:p>1038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3.75" calcext:value-type="float">
            <text:p>3.75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9 kWh</text:p>
          </table:table-cell>
          <table:table-cell office:value-type="float" office:value="820.56" calcext:value-type="float">
            <text:p>820.56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69" calcext:value-type="float">
            <text:p>4.69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32.58" calcext:value-type="float">
            <text:p>-432.58</text:p>
          </table:table-cell>
          <table:table-cell office:value-type="string" calcext:value-type="string">
            <text:p>T-0</text:p>
          </table:table-cell>
          <table:table-cell office:value-type="float" office:value="477.2" calcext:value-type="float">
            <text:p>47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50:31.126000000</meta:creation-date>
    <dc:date>2018-03-27T15:55:21.867000000</dc:date>
    <meta:editing-duration>PT4M51S</meta:editing-duration>
    <meta:editing-cycles>1</meta:editing-cycles>
    <meta:document-statistic meta:table-count="1" meta:cell-count="177" meta:object-count="0"/>
    <meta:generator>LibreOffice/5.3.4.2$Windows_x86 LibreOffice_project/f82d347ccc0be322489bf7da61d7e4ad13fe2ff3</meta:generator>
  </office:meta>
</office:document-meta>
</file>